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Detalle_5f_Cuestionari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lle_Cuestionari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ro</text:p>
          </table:table-cell>
          <table:table-cell table:style-name="ce1" office:value-type="string" calcext:value-type="string">
            <text:p>linea</text:p>
          </table:table-cell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opcion_1</text:p>
          </table:table-cell>
          <table:table-cell table:style-name="ce1" office:value-type="string" calcext:value-type="string">
            <text:p>opcion_2</text:p>
          </table:table-cell>
          <table:table-cell table:style-name="ce1" office:value-type="string" calcext:value-type="string">
            <text:p>opcion_3</text:p>
          </table:table-cell>
          <table:table-cell table:style-name="ce1" office:value-type="string" calcext:value-type="string">
            <text:p>opcion_4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rojo?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white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azul?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1" office:value-type="string" calcext:value-type="string">
            <text:p>blu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¿Cómo se escribe verde?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¿Cómo se escribe blanco?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uait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¿Cómo se escribe negro?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¿Cómo se escribe rosa?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row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¿Cómo se escribe naranja?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rang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¿Cómo se escribe marrón?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aw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rown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rojo?</text:p>
          </table:table-cell>
          <table:table-cell table:style-name="ce1"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azul?</text:p>
          </table:table-cell>
          <table:table-cell table:style-name="ce1"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¿Cómo se escribe verde?</text:p>
          </table:table-cell>
          <table:table-cell table:style-name="ce1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¿Cómo se escribe blanco?</text:p>
          </table:table-cell>
          <table:table-cell table:style-name="ce1" office:value-type="string" calcext:value-type="string">
            <text:p>white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talle_5f_Cuestionarios" style:display-name="PageStyle_Detalle_Cuestionari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11-14T16:45:13.364000000</dc:date>
    <meta:editing-duration>PT5H48M32S</meta:editing-duration>
    <meta:editing-cycles>1</meta:editing-cycles>
    <meta:document-statistic meta:table-count="1" meta:cell-count="88" meta:object-count="0"/>
  </office:meta>
</office:document-meta>
</file>